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Quotations" style:list-style-name="L6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illing &amp; Quotas — Controle Financeiro (Guia Interativo)</text:h>
      <text:p text:style-name="Quotations"><text:span text:style-name="Strong_20_Emphasis">Onde fica este guia?</text:span> Coloque esta documentação logo abaixo da borda inferior da seção “Controle financeiro” do painel. Use como referência rápida para operação, alertas e APIs.</text:p>
      <text:p text:style-name="Horizontal_20_Line"/>
      <text:h text:style-name="Heading_20_2" text:outline-level="2">1) O que estou vendo na tela</text:h>
      <text:p text:style-name="Text_20_body"><text:span text:style-name="Strong_20_Emphasis">Cards principais (lado esquerdo)</text:span></text:p>
      <text:list xml:id="list83990764" text:style-name="L1">
        <text:list-item>
          <text:p text:style-name="P3"><text:span text:style-name="Strong_20_Emphasis">Uso mensal (R$ 2.104,50)</text:span>: soma dos custos <text:span text:style-name="Strong_20_Emphasis">confirmados</text:span> + <text:span text:style-name="Strong_20_Emphasis">estimativas pendentes</text:span> no mês corrente.</text:p>
        </text:list-item>
        <text:list-item>
          <text:p text:style-name="P3"><text:span text:style-name="Strong_20_Emphasis">Previsão 30 dias (R$ 3.200,00)</text:span>: projeção baseada na <text:span text:style-name="Strong_20_Emphasis">média dos últimos 7 dias</text:span> de atividade.</text:p>
        </text:list-item>
        <text:list-item>
          <text:p text:style-name="P3"><text:span text:style-name="Strong_20_Emphasis">Atualizado há 3 min</text:span>: carimbo de atualização do snapshot.</text:p>
        </text:list-item>
        <text:list-item>
          <text:p text:style-name="P3"><text:span text:style-name="Strong_20_Emphasis">Soft limit (R$ 5.000,00)</text:span> e <text:span text:style-name="Strong_20_Emphasis">Hard limit (R$ 8.000,00)</text:span>: limites de consumo do projeto. A barra mostra <text:span text:style-name="Strong_20_Emphasis">Consumo atual (26,3%)</text:span> em relação ao <text:span text:style-name="Strong_20_Emphasis">hard limit</text:span>.</text:p>
        </text:list-item>
      </text:list>
      <text:p text:style-name="Text_20_body"><text:span text:style-name="Strong_20_Emphasis">Painel de automação (lado direito)</text:span></text:p>
      <text:list xml:id="list466795804" text:style-name="L2">
        <text:list-item>
          <text:p text:style-name="P4">Recomenda <text:span text:style-name="Strong_20_Emphasis">habilitar webhooks</text:span> (<text:span text:style-name="Source_20_Text">/webhooks/billing</text:span>), <text:span text:style-name="Strong_20_Emphasis">sincronizar dashboards</text:span> no Agent Builder e <text:span text:style-name="Strong_20_Emphasis">limites customizados por cliente</text:span>.</text:p>
        </text:list-item>
        <text:list-item>
          <text:p text:style-name="P4">Sugestão de alerta: notificar stakeholders quando consumo passar de <text:span text:style-name="Strong_20_Emphasis">70% do soft limit</text:span> ou quando <text:span text:style-name="Strong_20_Emphasis">uma cobrança falhar</text:span>.</text:p>
        </text:list-item>
      </text:list>
      <text:p text:style-name="Horizontal_20_Line"/>
      <text:h text:style-name="Heading_20_2" text:outline-level="2">2) Definições e fórmulas</text:h>
      <text:list xml:id="list1026134296" text:style-name="L3">
        <text:list-item>
          <text:p text:style-name="P5"><text:span text:style-name="Strong_20_Emphasis">Uso mensal</text:span> = Σ <text:span text:style-name="Source_20_Text">cost.run_confirmed</text:span> + Σ <text:span text:style-name="Source_20_Text">cost.run_estimated_pending</text:span> no mês atual.</text:p>
        </text:list-item>
        <text:list-item>
          <text:p text:style-name="P5"><text:span text:style-name="Strong_20_Emphasis">Consumo atual (%)</text:span> = <text:span text:style-name="Source_20_Text">uso_mensal / hard_limit</text:span>.</text:p>
        </text:list-item>
        <text:list-item>
          <text:p text:style-name="P5"><text:span text:style-name="Strong_20_Emphasis">Previsão (30d)</text:span> = <text:span text:style-name="Source_20_Text">média_diária(últimos_7_dias) × 30</text:span>.</text:p>
        </text:list-item>
        <text:list-item>
          <text:p text:style-name="P5"><text:span text:style-name="Strong_20_Emphasis">Soft limit</text:span>: ponto de <text:span text:style-name="Strong_20_Emphasis">aviso/estrangulamento</text:span> (pode pausar features caras).</text:p>
        </text:list-item>
        <text:list-item>
          <text:p text:style-name="P5"><text:span text:style-name="Strong_20_Emphasis">Hard limit</text:span>: <text:span text:style-name="Strong_20_Emphasis">bloqueio</text:span> automático de execuções (exceto whitelisted).</text:p>
        </text:list-item>
      </text:list>
      <text:p text:style-name="Quotations"><text:span text:style-name="Strong_20_Emphasis">Dica:</text:span> mantenha <text:span text:style-name="Strong_20_Emphasis">soft ≈ 60–70%</text:span> do orçamento mensal e <text:span text:style-name="Strong_20_Emphasis">hard ≈ 130–160%</text:span> para absorver picos com proteção.</text:p>
      <text:p text:style-name="Text_20_body"><text:soft-page-break/><text:span text:style-name="Strong_20_Emphasis">Não‑dupla‑contagem</text:span>: ao <text:span text:style-name="Strong_20_Emphasis">confirmar</text:span> uma run, a respectiva <text:span text:style-name="Strong_20_Emphasis">estimativa pendente é removida</text:span> das métricas do mês para evitar duplicidade. O histórico mantém ambos os registros com o mesmo <text:span text:style-name="Source_20_Text">runId</text:span> para auditoria, mas a agregação mensal considera <text:span text:style-name="Strong_20_Emphasis">apenas um</text:span>.</text:p>
      <text:p text:style-name="Text_20_body"><text:span text:style-name="Strong_20_Emphasis">Histerese de alertas</text:span>: os alarmes de consumo <text:span text:style-name="Strong_20_Emphasis">disparam em ≥ 70%</text:span> do <text:span text:style-name="Emphasis">soft limit</text:span> e <text:span text:style-name="Strong_20_Emphasis">normalizam apenas quando &lt; 68%</text:span>. Isso evita “piscar” de alertas em fronteiras.</text:p>
      <text:p text:style-name="Horizontal_20_Line"/>
      <text:h text:style-name="Heading_20_2" text:outline-level="2">3) Alertas e Webhooks</text:h>
      <text:h text:style-name="Heading_20_3" text:outline-level="3">3.1) Eventos emitidos</text:h>
      <text:list xml:id="list1359925688" text:style-name="L4">
        <text:list-item>
          <text:p text:style-name="P6"><text:span text:style-name="Source_20_Text">billing.soft_threshold.crossed</text:span> — uso mensal ≥ <text:span text:style-name="Strong_20_Emphasis">70% do soft limit</text:span>.</text:p>
        </text:list-item>
        <text:list-item>
          <text:p text:style-name="P6"><text:span text:style-name="Source_20_Text">billing.soft_limit.reached</text:span> — uso ≥ <text:span text:style-name="Strong_20_Emphasis">soft</text:span>.</text:p>
        </text:list-item>
        <text:list-item>
          <text:p text:style-name="P6"><text:span text:style-name="Source_20_Text">billing.hard_limit.blocked</text:span> — tentativa de execução após <text:span text:style-name="Strong_20_Emphasis">hard</text:span> (run bloqueado).</text:p>
        </text:list-item>
        <text:list-item>
          <text:p text:style-name="P6"><text:span text:style-name="Source_20_Text">billing.charge.failed</text:span> — falha de cobrança do ciclo.</text:p>
        </text:list-item>
        <text:list-item>
          <text:p text:style-name="P6"><text:span text:style-name="Source_20_Text">billing.forecast.spike</text:span> — projeção 30d disparou <text:span text:style-name="Strong_20_Emphasis">&gt; X%</text:span> em 24–48h.</text:p>
        </text:list-item>
      </text:list>
      <text:h text:style-name="Heading_20_3" text:outline-level="3">3.2) Registro do webhook</text:h>
      <text:p text:style-name="Text_20_body"><text:span text:style-name="Strong_20_Emphasis">Endpoint recomendado</text:span>: <text:span text:style-name="Source_20_Text">POST /webhooks/billing</text:span> (seu backend).<text:line-break/><text:span text:style-name="Strong_20_Emphasis">Headers de segurança</text:span></text:p>
      <text:list xml:id="list614421466" text:style-name="L5">
        <text:list-item>
          <text:p text:style-name="P7"><text:span text:style-name="Source_20_Text">X-Timestamp: &lt;epoch_ms&gt;</text:span> — rejeitar se diferença absoluta &gt; <text:span text:style-name="Strong_20_Emphasis">5 min</text:span>.</text:p>
        </text:list-item>
        <text:list-item>
          <text:p text:style-name="P7"><text:span text:style-name="Source_20_Text">X-Event-Id: &lt;uuid&gt;</text:span> — usar para <text:span text:style-name="Strong_20_Emphasis">deduplicar</text:span> eventos (retenção típica: 24h).</text:p>
        </text:list-item>
        <text:list-item>
          <text:p text:style-name="P7"><text:span text:style-name="Source_20_Text">X-Signature: sha256=&lt;HMAC&gt;</text:span> — assinatura HMAC do <text:span text:style-name="Strong_20_Emphasis">corpo bruto</text:span>.</text:p>
        </text:list-item>
      </text:list>
      <text:p text:style-name="Text_20_body"><text:span text:style-name="Strong_20_Emphasis">Cálculo da assinatura</text:span><text:line-break/><text:span text:style-name="Source_20_Text">HMAC = sha256(secret, X-Timestamp + "." + rawBody)</text:span></text:p>
      <text:p text:style-name="Text_20_body"><text:span text:style-name="Strong_20_Emphasis">Exemplo de payload</text:span></text:p>
      <text:p text:style-name="Preformatted_20_Text"><text:span text:style-name="Source_20_Text">{</text:span></text:p>
      <text:p text:style-name="Preformatted_20_Text"><text:span text:style-name="Source_20_Text"><text:s text:c="2"/>"id": "evt_01HZX...",</text:span></text:p>
      <text:p text:style-name="Preformatted_20_Text"><text:span text:style-name="Source_20_Text"><text:s text:c="2"/>"type": "billing.soft_threshold.crossed",</text:span></text:p>
      <text:p text:style-name="Preformatted_20_Text"><text:span text:style-name="Source_20_Text"><text:s text:c="2"/>"projectId": "demo-project",</text:span></text:p>
      <text:p text:style-name="Preformatted_20_Text"><text:span text:style-name="Source_20_Text"><text:s text:c="2"/>"createdAt": "2025-10-22T10:11:12Z",</text:span></text:p>
      <text:p text:style-name="Preformatted_20_Text"><text:span text:style-name="Source_20_Text"><text:s text:c="2"/>"snapshot": {</text:span></text:p>
      <text:p text:style-name="Preformatted_20_Text"><text:span text:style-name="Source_20_Text"><text:s text:c="4"/>"monthUsageBRL": 2104.50,</text:span></text:p>
      <text:p text:style-name="Preformatted_20_Text"><text:span text:style-name="Source_20_Text"><text:s text:c="4"/>"forecast30dBRL": 3200.00,</text:span></text:p>
      <text:p text:style-name="Preformatted_20_Text"><text:span text:style-name="Source_20_Text"><text:s text:c="4"/>"softLimitBRL": 5000.00,</text:span></text:p>
      <text:p text:style-name="Preformatted_20_Text"><text:span text:style-name="Source_20_Text"><text:s text:c="4"/>"hardLimitBRL": 8000.00,</text:span></text:p>
      <text:p text:style-name="Preformatted_20_Text"><text:span text:style-name="Source_20_Text"><text:s text:c="4"/>"consumptionPctHard": 0.263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recentRuns": [</text:span></text:p>
      <text:p text:style-name="Preformatted_20_Text"><text:span text:style-name="Source_20_Text"><text:s text:c="4"/>{"id":"run_abc","agent":"J_360","costBRL":2.38},</text:span></text:p>
      <text:p text:style-name="Preformatted_20_Text"><text:span text:style-name="Source_20_Text"><text:s text:c="4"/>{"id":"run_def","agent":"DeFi_1","costBRL":3.90}</text:span></text:p>
      <text:p text:style-name="Preformatted_20_Text"><text:span text:style-name="Source_20_Text"><text:s text:c="2"/>]</text:span></text:p>
      <text:p text:style-name="P1"><text:span text:style-name="Source_20_Text">}</text:span></text:p>
      <text:p text:style-name="Text_20_body"><text:span text:style-name="Strong_20_Emphasis">Resposta esperada (200 OK)</text:span></text:p>
      <text:p text:style-name="P1"><text:soft-page-break/><text:span text:style-name="Source_20_Text">{"ok": true}</text:span></text:p>
      <text:p text:style-name="Text_20_body"><text:span text:style-name="Strong_20_Emphasis">Deduplicação (pseudo‑código)</text:span></text:p>
      <text:p text:style-name="Preformatted_20_Text"><text:span text:style-name="Source_20_Text">if not verify_hmac(secret, X_Signature, X_Timestamp, rawBody):</text:span></text:p>
      <text:p text:style-name="Preformatted_20_Text"><text:span text:style-name="Source_20_Text"><text:s text:c="4"/>return 401</text:span></text:p>
      <text:p text:style-name="Preformatted_20_Text"><text:span text:style-name="Source_20_Text">if now - X_Timestamp &gt; 5min:</text:span></text:p>
      <text:p text:style-name="Preformatted_20_Text"><text:span text:style-name="Source_20_Text"><text:s text:c="4"/>return 408</text:span></text:p>
      <text:p text:style-name="Preformatted_20_Text"><text:span text:style-name="Source_20_Text">if cache.exists(X_Event_Id):</text:span></text:p>
      <text:p text:style-name="Preformatted_20_Text"><text:span text:style-name="Source_20_Text"><text:s text:c="4"/>return 200 <text:s/># idempotente</text:span></text:p>
      <text:p text:style-name="Preformatted_20_Text"><text:span text:style-name="Source_20_Text">cache.setex(X_Event_Id, ttl=86400, value=1)</text:span></text:p>
      <text:p text:style-name="Preformatted_20_Text"><text:span text:style-name="Source_20_Text">process(event)</text:span></text:p>
      <text:p text:style-name="P1"><text:span text:style-name="Source_20_Text">return 200</text:span></text:p>
      <text:p text:style-name="Quotations"><text:span text:style-name="Strong_20_Emphasis">Boas práticas</text:span>:</text:p>
      <text:list xml:id="list3324882455" text:style-name="L6">
        <text:list-item>
          <text:p text:style-name="P2">Retente <text:span text:style-name="Source_20_Text">3×</text:span> com backoff exponencial <text:span text:style-name="Strong_20_Emphasis">+ jitter</text:span> (para respostas 200–429 e 5xx).</text:p>
        </text:list-item>
        <text:list-item>
          <text:p text:style-name="P2">Aceite <text:span text:style-name="Source_20_Text">200</text:span> <text:span text:style-name="Strong_20_Emphasis">ou</text:span> <text:span text:style-name="Source_20_Text">204</text:span> como sucesso.</text:p>
        </text:list-item>
        <text:list-item>
          <text:p text:style-name="P2"><text:span text:style-name="Strong_20_Emphasis">Dedup</text:span> por <text:span text:style-name="Source_20_Text">X-Event-Id</text:span> (retenção ~24h) e registre a decisão.</text:p>
        </text:list-item>
        <text:list-item>
          <text:p text:style-name="P2">Verifique HMAC e o <text:span text:style-name="Source_20_Text">X-Timestamp</text:span> (janela de <text:span text:style-name="Emphasis">replay</text:span> ≤ 5 min).</text:p>
        </text:list-item>
        <text:list-item>
          <text:p text:style-name="P2">Logue <text:span text:style-name="Source_20_Text">eventId</text:span>, tempo de processamento e <text:span text:style-name="Emphasis">policy decision</text:span> (permitido/bloqueado).</text:p>
        </text:list-item>
      </text:list>
      <text:p text:style-name="Horizontal_20_Line"/>
      <text:h text:style-name="Heading_20_2" text:outline-level="2">4) Playbooks de ação (prontos para colar no runbook)</text:h>
      <text:list xml:id="list2915314872" text:style-name="L7">
        <text:list-item>
          <text:p text:style-name="P8"><text:span text:style-name="Strong_20_Emphasis">Ao cruzar 70% do soft</text:span></text:p>
          <text:list>
            <text:list-item>
              <text:p text:style-name="P8">Notifique time financeiro e owner do projeto.</text:p>
            </text:list-item>
            <text:list-item>
              <text:p text:style-name="P8">Ative <text:span text:style-name="Strong_20_Emphasis">modo econômico</text:span> (desligar features de alto custo, ex.: VLM multimodal).</text:p>
            </text:list-item>
            <text:list-item>
              <text:p text:style-name="P8">Reduza <text:span text:style-name="Strong_20_Emphasis">perMB</text:span> em evidências visuais (enviar só thumbnails ≤ 150 KB).</text:p>
            </text:list-item>
          </text:list>
        </text:list-item>
        <text:list-item>
          <text:p text:style-name="P8"><text:span text:style-name="Strong_20_Emphasis">Ao atingir soft</text:span></text:p>
          <text:list>
            <text:list-item>
              <text:p text:style-name="P8">Exigir <text:span text:style-name="Strong_20_Emphasis">simulação obrigatória</text:span> antes de qualquer execução cara.</text:p>
            </text:list-item>
            <text:list-item>
              <text:p text:style-name="P8">Elevar limiar de <text:span text:style-name="Source_20_Text">requires_confirmation</text:span>.</text:p>
            </text:list-item>
          </text:list>
        </text:list-item>
        <text:list-item>
          <text:p text:style-name="P8"><text:span text:style-name="Strong_20_Emphasis">Ao bloquear por hard</text:span></text:p>
          <text:list>
            <text:list-item>
              <text:p text:style-name="P8">Exibir modal de <text:span text:style-name="Strong_20_Emphasis">bloqueio</text:span> com link para <text:span text:style-name="Strong_20_Emphasis">solicitar aumento</text:span>.</text:p>
            </text:list-item>
            <text:list-item>
              <text:p text:style-name="P8">Permitir apenas <text:span text:style-name="Strong_20_Emphasis">runs whitelisted</text:span> (ex.: suporte/diagnóstico).</text:p>
            </text:list-item>
          </text:list>
        </text:list-item>
        <text:list-item>
          <text:p text:style-name="P8"><text:span text:style-name="Strong_20_Emphasis">Falha de cobrança</text:span></text:p>
          <text:list>
            <text:list-item>
              <text:p text:style-name="P8">Reencaminhar cobrança (D+1, D+3).</text:p>
            </text:list-item>
            <text:list-item>
              <text:p text:style-name="P8">Suspender apenas <text:span text:style-name="Strong_20_Emphasis">agentes não críticos</text:span>.</text:p>
            </text:list-item>
          </text:list>
        </text:list-item>
      </text:list>
      <text:p text:style-name="Horizontal_20_Line"/>
      <text:h text:style-name="Heading_20_2" text:outline-level="2"><text:soft-page-break/>5) Limites por cliente (quotas customizadas)</text:h>
      <text:p text:style-name="Text_20_body">Use <text:span text:style-name="Source_20_Text">PlanQuota</text:span> por <text:span text:style-name="Strong_20_Emphasis"><text:span text:style-name="Source_20_Text">projectId</text:span></text:span> ou por <text:span text:style-name="Strong_20_Emphasis"><text:span text:style-name="Source_20_Text">clientId</text:span></text:span> para impor sub‑limites:</text:p>
      <text:p text:style-name="Preformatted_20_Text"><text:span text:style-name="Source_20_Text">PATCH /api/plan-quotas/{projectId}</text:span></text:p>
      <text:p text:style-name="Preformatted_20_Text"><text:span text:style-name="Source_20_Text">Authorization: Bearer &lt;token&gt;</text:span></text:p>
      <text:p text:style-name="Preformatted_20_Text"><text:span text:style-name="Source_20_Text">Content-Type: application/json</text:span></text:p>
      <text:p text:style-name="Preformatted_20_Text"/>
      <text:p text:style-name="Preformatted_20_Text"><text:span text:style-name="Source_20_Text">{</text:span></text:p>
      <text:p text:style-name="Preformatted_20_Text"><text:span text:style-name="Source_20_Text"><text:s text:c="2"/>"softLimitCents": 600000,</text:span></text:p>
      <text:p text:style-name="Preformatted_20_Text"><text:span text:style-name="Source_20_Text"><text:s text:c="2"/>"hardLimitCents": 900000,</text:span></text:p>
      <text:p text:style-name="Preformatted_20_Text"><text:span text:style-name="Source_20_Text"><text:s text:c="2"/>"perClient": {</text:span></text:p>
      <text:p text:style-name="Preformatted_20_Text"><text:span text:style-name="Source_20_Text"><text:s text:c="4"/>"acme-corp": {"soft": 150000, "hard": 250000},</text:span></text:p>
      <text:p text:style-name="Preformatted_20_Text"><text:span text:style-name="Source_20_Text"><text:s text:c="4"/>"contoso": <text:s text:c="2"/>{"soft": 100000, "hard": 200000}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Quotations"><text:span text:style-name="Strong_20_Emphasis">Observação:</text:span> overrides ficam auditados com <text:span text:style-name="Source_20_Text">actor</text:span>, <text:span text:style-name="Source_20_Text">motivo</text:span>, <text:span text:style-name="Source_20_Text">validUntil</text:span>.</text:p>
      <text:p text:style-name="Horizontal_20_Line"/>
      <text:h text:style-name="Heading_20_2" text:outline-level="2">6) KPIs recomendados (Dashboard)</text:h>
      <text:list xml:id="list2210577688" text:style-name="L8">
        <text:list-item>
          <text:p text:style-name="P9"><text:span text:style-name="Strong_20_Emphasis">Burn rate (dia/semana/mês)</text:span> e <text:span text:style-name="Strong_20_Emphasis">erro da previsão (30d)</text:span>.</text:p>
        </text:list-item>
        <text:list-item>
          <text:p text:style-name="P9"><text:span text:style-name="Strong_20_Emphasis">% de runs simuladas vs. confirmadas</text:span> (custo evitado).</text:p>
        </text:list-item>
        <text:list-item>
          <text:p text:style-name="P9"><text:span text:style-name="Strong_20_Emphasis">Top agentes por custo</text:span> e <text:span text:style-name="Strong_20_Emphasis">ticket médio por caso/cliente</text:span>.</text:p>
        </text:list-item>
        <text:list-item>
          <text:p text:style-name="P9"><text:span text:style-name="Strong_20_Emphasis">Eventos</text:span>: soft crossed, hard blocked, charge failed.</text:p>
        </text:list-item>
      </text:list>
      <text:p text:style-name="Horizontal_20_Line"/>
      <text:h text:style-name="Heading_20_2" text:outline-level="2">7) Perguntas frequentes</text:h>
      <text:p text:style-name="Text_20_body"><text:span text:style-name="Strong_20_Emphasis">Q1. “Uso mensal inclui estimativas pendentes?”</text:span><text:line-break/>Sim. Para prudência, estimativas entram até virar <text:span text:style-name="Strong_20_Emphasis">confirmado</text:span> ou <text:span text:style-name="Strong_20_Emphasis">descartado</text:span>.</text:p>
      <text:p text:style-name="Text_20_body"><text:span text:style-name="Strong_20_Emphasis">Q2. “Por que a porcentagem usa o hard limit?”</text:span><text:line-break/>Para padronizar o termômetro. Soft/hard aparecem como referência textual.</text:p>
      <text:p text:style-name="Text_20_body"><text:span text:style-name="Strong_20_Emphasis">Q3. “Como testar webhooks sem custos reais?”</text:span><text:line-break/>Use o endpoint de <text:span text:style-name="Strong_20_Emphasis">simulação</text:span>: <text:span text:style-name="Source_20_Text">POST /api/billing/test-event</text:span> com <text:span text:style-name="Source_20_Text">type</text:span> e <text:span text:style-name="Source_20_Text">level</text:span>.</text:p>
      <text:p text:style-name="Horizontal_20_Line"/>
      <text:h text:style-name="Heading_20_2" text:outline-level="2">8) Segurança e auditoria</text:h>
      <text:list xml:id="list2578416766" text:style-name="L9">
        <text:list-item>
          <text:p text:style-name="P10"><text:span text:style-name="Strong_20_Emphasis">Assine</text:span> webhooks com HMAC e <text:span text:style-name="Strong_20_Emphasis">expire</text:span> em 5 min (verifique <text:span text:style-name="Source_20_Text">Date</text:span>).</text:p>
        </text:list-item>
        <text:list-item>
          <text:p text:style-name="P10"><text:span text:style-name="Strong_20_Emphasis">PII</text:span> mascarada em logs; salve apenas hash/IDs de run.</text:p>
        </text:list-item>
        <text:list-item>
          <text:p text:style-name="P10"><text:span text:style-name="Strong_20_Emphasis">Traceability</text:span>: guarde <text:span text:style-name="Source_20_Text">traceId</text:span>, <text:span text:style-name="Source_20_Text">quotaSnapshot</text:span> e <text:span text:style-name="Source_20_Text">policyDecisions</text:span> (por que bloqueou/permitiu).</text:p>
        </text:list-item>
      </text:list>
      <text:p text:style-name="Horizontal_20_Line"/>
      <text:h text:style-name="Heading_20_2" text:outline-level="2"><text:soft-page-break/>9) Anexos úteis</text:h>
      <text:list xml:id="list625711021" text:style-name="L10">
        <text:list-item>
          <text:p text:style-name="P11"><text:span text:style-name="Strong_20_Emphasis">Esquema JSON de eventos</text:span> (OpenAPI) — disponível em <text:span text:style-name="Source_20_Text">/docs#tag/Billing</text:span>.</text:p>
        </text:list-item>
        <text:list-item>
          <text:p text:style-name="P11"><text:span text:style-name="Strong_20_Emphasis">Templates de alerta</text:span> para Slack/Email.</text:p>
        </text:list-item>
        <text:list-item>
          <text:p text:style-name="P11"><text:span text:style-name="Strong_20_Emphasis">Consultas SQL</text:span>: agregados de uso e previsão 7→30 dias.</text:p>
        </text:list-item>
      </text:list>
      <text:p text:style-name="Horizontal_20_Line"/>
      <text:p text:style-name="Text_20_body"><text:span text:style-name="Strong_20_Emphasis">Checklist de implantação</text:span></text:p>
      <text:list xml:id="list1953090205" text:style-name="L11">
        <text:list-item>
          <text:p text:style-name="P12">Configurar <text:span text:style-name="Source_20_Text">PlanQuota</text:span> (soft/hard) do projeto.</text:p>
        </text:list-item>
        <text:list-item>
          <text:p text:style-name="P12">Habilitar <text:span text:style-name="Strong_20_Emphasis">/webhooks/billing</text:span> com HMAC.</text:p>
        </text:list-item>
        <text:list-item>
          <text:p text:style-name="P12">Definir <text:span text:style-name="Strong_20_Emphasis">playbooks</text:span> por evento.</text:p>
        </text:list-item>
        <text:list-item>
          <text:p text:style-name="P12">Ligar dashboard (burn rate, simulação vs. confirmação, top agentes).</text:p>
        </text:list-item>
        <text:list-item>
          <text:p text:style-name="P12">Treinar times: como <text:span text:style-name="Strong_20_Emphasis">aprovar aumento</text:span> e <text:span text:style-name="Strong_20_Emphasis">agir nos alertas</text:span>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2T08:11:01.994000000</meta:creation-date>
    <dc:date>2025-10-22T09:10:03.258000000</dc:date>
    <meta:editing-duration>PT49M1S</meta:editing-duration>
    <meta:editing-cycles>1</meta:editing-cycles>
    <meta:document-statistic meta:table-count="0" meta:image-count="0" meta:object-count="0" meta:page-count="5" meta:paragraph-count="120" meta:word-count="855" meta:character-count="5944" meta:non-whitespace-character-count="5180"/>
    <meta:generator>LibreOffice/7.3.2.2$Windows_X86_64 LibreOffice_project/49f2b1bff42cfccbd8f788c8dc32c1c309559be0</meta:generator>
  </office:meta>
</office:document-meta>
</file>